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1" style:family="table-row">
      <style:table-row-properties fo:keep-together="auto"/>
    </style:style>
    <style:style style:name="Table1.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1.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2" style:family="table">
      <style:table-properties style:width="17.011cm" fo:margin-left="0cm" table:align="left" fo:keep-with-next="auto" style:may-break-between-rows="true" table:border-model="collapsing"/>
    </style:style>
    <style:style style:name="Table2.A" style:family="table-column">
      <style:table-column-properties style:column-width="8.505cm"/>
    </style:style>
    <style:style style:name="Table2.1" style:family="table-row">
      <style:table-row-properties fo:keep-together="auto"/>
    </style:style>
    <style:style style:name="Table2.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2.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2.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2.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14" style:family="table">
      <style:table-properties style:width="16.251cm" fo:margin-left="0.734cm" fo:break-before="auto" fo:break-after="auto" table:align="left" fo:keep-with-next="auto" style:may-break-between-rows="true" table:border-model="collapsing"/>
    </style:style>
    <style:style style:name="Table14.A" style:family="table-column">
      <style:table-column-properties style:column-width="4.036cm"/>
    </style:style>
    <style:style style:name="Table14.B" style:family="table-column">
      <style:table-column-properties style:column-width="4.078cm"/>
    </style:style>
    <style:style style:name="Table14.C" style:family="table-column">
      <style:table-column-properties style:column-width="4.057cm"/>
    </style:style>
    <style:style style:name="Table14.D" style:family="table-column">
      <style:table-column-properties style:column-width="4.08cm"/>
    </style:style>
    <style:style style:name="Table14.1" style:family="table-row">
      <style:table-row-properties fo:keep-together="auto"/>
    </style:style>
    <style:style style:name="Table14.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4.D1" style:family="table-cell">
      <style:table-cell-properties style:vertical-align="" fo:background-color="#cccccc" fo:padding-left="0.3cm" fo:padding-right="0.3cm" fo:padding-top="0.15cm" fo:padding-bottom="0.15cm" fo:border="1.75pt solid #ffffff" style:writing-mode="page">
        <style:background-image/>
      </style:table-cell-properties>
    </style:style>
    <style:style style:name="Table14.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4.D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15" style:family="table">
      <style:table-properties style:width="16.295cm" fo:margin-left="0.669cm" fo:break-before="auto" fo:break-after="auto" table:align="left" fo:keep-with-next="auto" style:may-break-between-rows="true" table:border-model="collapsing"/>
    </style:style>
    <style:style style:name="Table15.A" style:family="table-column">
      <style:table-column-properties style:column-width="8.158cm"/>
    </style:style>
    <style:style style:name="Table15.B" style:family="table-column">
      <style:table-column-properties style:column-width="4.08cm"/>
    </style:style>
    <style:style style:name="Table15.C" style:family="table-column">
      <style:table-column-properties style:column-width="4.057cm"/>
    </style:style>
    <style:style style:name="Table15.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5.2" style:family="table-row">
      <style:table-row-properties fo:keep-together="auto"/>
    </style:style>
    <style:style style:name="Table15.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5.C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P1" style:family="paragraph" style:parent-style-name="Text_20_body">
      <style:paragraph-properties fo:text-align="end" style:justify-single-word="false"/>
      <style:text-properties fo:color="#43475b" style:font-name="Calibri Light" fo:font-size="7pt" style:font-size-asian="7pt" style:font-size-complex="7pt"/>
    </style:style>
    <style:style style:name="P2" style:family="paragraph" style:parent-style-name="Text_20_body">
      <style:paragraph-properties fo:text-align="end" style:justify-single-word="false"/>
      <style:text-properties fo:color="#43475b" style:font-name="Raleway" fo:font-size="6pt"/>
    </style:style>
    <style:style style:name="P3" style:family="paragraph" style:parent-style-name="Text_20_body">
      <style:paragraph-properties>
        <style:tab-stops>
          <style:tab-stop style:position="4.604cm"/>
        </style:tab-stops>
      </style:paragraph-properties>
    </style:style>
    <style:style style:name="P4"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P5" style:family="paragraph" style:parent-style-name="Title">
      <style:text-properties officeooo:rsid="0017f48d" officeooo:paragraph-rsid="0017f48d"/>
    </style:style>
    <style:style style:name="P6" style:family="paragraph" style:parent-style-name="Title">
      <style:text-properties officeooo:rsid="0053c99f" officeooo:paragraph-rsid="0053c99f"/>
    </style:style>
    <style:style style:name="P7" style:family="paragraph" style:parent-style-name="Table_20_Contents">
      <style:text-properties fo:font-size="9pt" officeooo:rsid="0047fcc6" officeooo:paragraph-rsid="0047fcc6" style:font-size-asian="9pt" style:font-size-complex="9pt"/>
    </style:style>
    <style:style style:name="P8" style:family="paragraph" style:parent-style-name="Table_20_Contents">
      <style:text-properties fo:font-size="9pt" officeooo:rsid="0045a02f" officeooo:paragraph-rsid="0045a02f" style:font-size-asian="9pt" style:font-size-complex="9pt"/>
    </style:style>
    <style:style style:name="P9" style:family="paragraph" style:parent-style-name="Table_20_Contents">
      <style:paragraph-properties fo:text-align="end" style:justify-single-word="false"/>
      <style:text-properties fo:font-size="9pt" officeooo:rsid="0045a02f" officeooo:paragraph-rsid="0045a02f" style:font-size-asian="9pt" style:font-size-complex="9pt"/>
    </style:style>
    <style:style style:name="P10" style:family="paragraph" style:parent-style-name="Table_20_Contents">
      <style:text-properties fo:font-size="9pt" officeooo:rsid="004d5de6" officeooo:paragraph-rsid="004d5de6" style:font-size-asian="9pt" style:font-size-complex="9pt"/>
    </style:style>
    <style:style style:name="P11" style:family="paragraph" style:parent-style-name="Table_20_Contents">
      <style:paragraph-properties fo:text-align="end" style:justify-single-word="false"/>
      <style:text-properties fo:font-size="9pt" officeooo:rsid="00469ccd" officeooo:paragraph-rsid="00469ccd" style:font-size-asian="9pt" style:font-size-complex="9pt"/>
    </style:style>
    <style:style style:name="P12" style:family="paragraph" style:parent-style-name="Table_20_Contents">
      <style:text-properties fo:font-size="9pt" officeooo:rsid="00469ccd" officeooo:paragraph-rsid="00469ccd" style:font-size-asian="9pt" style:font-size-complex="9pt"/>
    </style:style>
    <style:style style:name="P13" style:family="paragraph" style:parent-style-name="Table_20_Contents">
      <style:text-properties fo:font-size="9pt" officeooo:rsid="0046c1de" officeooo:paragraph-rsid="0046c1de" style:font-size-asian="9pt" style:font-size-complex="9pt"/>
    </style:style>
    <style:style style:name="P14" style:family="paragraph" style:parent-style-name="Table_20_Contents">
      <style:paragraph-properties fo:text-align="end" style:justify-single-word="false"/>
      <style:text-properties fo:font-size="9pt" officeooo:rsid="0046c1de" officeooo:paragraph-rsid="0046c1de" style:font-size-asian="9pt" style:font-size-complex="9pt"/>
    </style:style>
    <style:style style:name="P15" style:family="paragraph" style:parent-style-name="Table_20_Contents">
      <style:text-properties fo:font-size="9pt" officeooo:rsid="004b94fb" officeooo:paragraph-rsid="004b94fb" style:font-size-asian="9pt" style:font-size-complex="9pt"/>
    </style:style>
    <style:style style:name="P16" style:family="paragraph" style:parent-style-name="Text_20_body">
      <style:paragraph-properties fo:margin-left="0cm" fo:margin-right="0cm" fo:text-indent="0cm" style:auto-text-indent="false"/>
      <style:text-properties officeooo:rsid="002f04f4" officeooo:paragraph-rsid="003f0f34"/>
    </style:style>
    <style:style style:name="P17" style:family="paragraph" style:parent-style-name="Heading_20_3">
      <style:paragraph-properties fo:margin-left="0cm" fo:margin-right="0cm" fo:text-indent="0cm" style:auto-text-indent="false"/>
    </style:style>
    <style:style style:name="P18" style:family="paragraph" style:parent-style-name="Heading_20_3">
      <style:paragraph-properties fo:margin-left="0cm" fo:margin-right="0cm" fo:text-indent="0cm" style:auto-text-indent="false"/>
      <style:text-properties officeooo:rsid="00406edb" officeooo:paragraph-rsid="0045a02f"/>
    </style:style>
    <style:style style:name="P19" style:family="paragraph" style:parent-style-name="Subtitle">
      <style:paragraph-properties fo:margin-left="0cm" fo:margin-right="0cm" fo:text-indent="0cm" style:auto-text-indent="false">
        <style:tab-stops>
          <style:tab-stop style:position="4.604cm"/>
        </style:tab-stops>
      </style:paragraph-properties>
      <style:text-properties officeooo:rsid="0046c1de" officeooo:paragraph-rsid="0046c1de"/>
    </style:style>
    <style:style style:name="P20" style:family="paragraph" style:parent-style-name="Heading_20_3">
      <style:text-properties officeooo:rsid="0047e83f" officeooo:paragraph-rsid="0047e83f"/>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text-align="center" style:justify-single-word="false"/>
      <style:text-properties officeooo:rsid="0045a02f" officeooo:paragraph-rsid="0045a02f"/>
    </style:style>
    <style:style style:name="P23" style:family="paragraph" style:parent-style-name="Title" style:master-page-name="First_20_Page">
      <style:paragraph-properties style:page-number="auto"/>
      <style:text-properties officeooo:rsid="0017f48d" officeooo:paragraph-rsid="0017f48d"/>
    </style:style>
    <style:style style:name="P24" style:family="paragraph" style:parent-style-name="Title">
      <style:text-properties officeooo:rsid="0045a02f" officeooo:paragraph-rsid="0045a02f"/>
    </style:style>
    <style:style style:name="P25" style:family="paragraph" style:parent-style-name="Heading_20_1">
      <style:text-properties officeooo:paragraph-rsid="0045a02f"/>
    </style:style>
    <style:style style:name="P26" style:family="paragraph" style:parent-style-name="Heading_20_3">
      <style:text-properties officeooo:rsid="0053c99f" officeooo:paragraph-rsid="0053c99f"/>
    </style:style>
    <style:style style:name="P27" style:family="paragraph" style:parent-style-name="Table_20_Contents">
      <style:text-properties officeooo:rsid="005b3620" officeooo:paragraph-rsid="005b3620"/>
    </style:style>
    <style:style style:name="P28" style:family="paragraph" style:parent-style-name="Table_20_Contents">
      <style:paragraph-properties fo:text-align="end" style:justify-single-word="false"/>
    </style:style>
    <style:style style:name="P29" style:family="paragraph" style:parent-style-name="Numbering_20_3">
      <style:text-properties officeooo:paragraph-rsid="004b94fb"/>
    </style:style>
    <style:style style:name="P30" style:family="paragraph" style:parent-style-name="Numbering_20_2">
      <style:text-properties officeooo:paragraph-rsid="004d5de6"/>
    </style:style>
    <style:style style:name="P31" style:family="paragraph" style:parent-style-name="Numbering_20_2">
      <style:text-properties officeooo:rsid="004d5de6" officeooo:paragraph-rsid="004d5de6"/>
    </style:style>
    <style:style style:name="P32" style:family="paragraph" style:parent-style-name="Numbering_20_2">
      <style:text-properties officeooo:paragraph-rsid="0045a02f"/>
    </style:style>
    <style:style style:name="P33" style:family="paragraph" style:parent-style-name="Numbering_20_2">
      <style:text-properties officeooo:paragraph-rsid="00469ccd"/>
    </style:style>
    <style:style style:name="P34" style:family="paragraph" style:parent-style-name="Numbering_20_2">
      <style:text-properties officeooo:rsid="00524d7c" officeooo:paragraph-rsid="00524d7c"/>
    </style:style>
    <style:style style:name="T1" style:family="text">
      <style:text-properties officeooo:rsid="0053c99f"/>
    </style:style>
    <style:style style:name="T2" style:family="text">
      <style:text-properties officeooo:rsid="002d57f2"/>
    </style:style>
    <style:style style:name="T3" style:family="text">
      <style:text-properties style:font-name="Calibri Light" fo:font-size="11pt" fo:font-weight="250" style:font-size-asian="12pt" style:font-name-complex="Mangal1"/>
    </style:style>
    <style:style style:name="T4" style:family="text">
      <style:text-properties officeooo:rsid="00469ccd"/>
    </style:style>
    <style:style style:name="T5" style:family="text">
      <style:text-properties officeooo:rsid="0046c1de"/>
    </style:style>
    <style:style style:name="T6" style:family="text">
      <style:text-properties officeooo:rsid="0047fcc6"/>
    </style:style>
    <style:style style:name="T7" style:family="text">
      <style:text-properties fo:background-color="#ffffff" loext:char-shading-value="0"/>
    </style:style>
    <style:style style:name="T8" style:family="text">
      <style:text-properties officeooo:rsid="004bad94"/>
    </style:style>
    <style:style style:name="T9" style:family="text">
      <style:text-properties officeooo:rsid="004d5de6"/>
    </style:style>
    <style:style style:name="T10" style:family="text">
      <style:text-properties officeooo:rsid="004e01b4"/>
    </style:style>
    <style:style style:name="T11" style:family="text">
      <style:text-properties officeooo:rsid="00533d72"/>
    </style:style>
    <style:style style:name="T12" style:family="text">
      <style:text-properties fo:background-color="#ffff00" loext:char-shading-value="0"/>
    </style:style>
    <style:style style:name="T13" style:family="text">
      <style:text-properties officeooo:rsid="0053c99f" fo:background-color="#ffff00" loext:char-shading-value="0"/>
    </style:style>
    <style:style style:name="T14" style:family="text">
      <style:text-properties officeooo:rsid="005d2104"/>
    </style:style>
    <style:style style:name="fr1" style:family="graphic" style:parent-style-name="Frame">
      <style:graphic-properties style:vertical-pos="top" style:vertical-rel="baseline"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mployee_id.name" text:name="py3o.o.employee_id.name"/>
        <text:user-field-decl office:value-type="string" office:string-value="data.company.name" text:name="py3o.data.company.name"/>
        <text:user-field-decl office:value-type="string" office:string-value="data.company.website" text:name="py3o.data.company.website"/>
        <text:user-field-decl office:value-type="string" office:string-value="data.company.phone" text:name="py3o.data.company.phone"/>
        <text:user-field-decl office:value-type="string" office:string-value="data.company.email" text:name="py3o.data.company.email"/>
      </text:user-field-decls>
      <text:p text:style-name="P23"/>
      <text:p text:style-name="P6"><draw:frame draw:style-name="fr1" draw:name="py3o.image(data.company.logo, 'png', width='4cm', height='2cm', isb64=True)" text:anchor-type="as-char" svg:width="6.361cm" draw:z-index="1"><draw:text-box fo:min-height="2.51cm"><text:p text:style-name="Frame_20_contents"/></draw:text-box></draw:frame></text:p>
      <text:p text:style-name="P5"/>
      <text:p text:style-name="P24"><text:span text:style-name="T2">E</text:span>mployment Contract</text:p>
      <text:p text:style-name="P22"><draw:frame draw:style-name="fr1" draw:name="py3o.image(o.employee_id.image, 'png', width='2cm', height='3cm', isb64=True)" text:anchor-type="as-char" svg:width="2.083cm" draw:z-index="0"><draw:text-box fo:min-height="2.692cm"><text:p text:style-name="Frame_20_contents"/></draw:text-box></draw:frame></text:p>
      <text:p text:style-name="P19"><text:user-field-get text:name="py3o.o.employee_id.name">o.employee_id.name</text:user-field-g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Document details:</text:p>
      <table:table table:name="Table1" table:style-name="Table1">
        <table:table-column table:style-name="Table1.A"/>
        <table:table-column table:style-name="Table1.B"/>
        <table:table-row table:style-name="Table1.1">
          <table:table-cell table:style-name="Table1.A1" office:value-type="string">
            <text:p text:style-name="Table_20_Contents">Date</text:p>
          </table:table-cell>
          <table:table-cell table:style-name="Table1.B1" office:value-type="string">
            <text:p text:style-name="P28"/>
          </table:table-cell>
        </table:table-row>
        <text:soft-page-break/>
        <table:table-row>
          <table:table-cell table:style-name="Table1.A2" office:value-type="string">
            <text:p text:style-name="Table_20_Contents">Version</text:p>
          </table:table-cell>
          <table:table-cell table:style-name="Table1.B2" office:value-type="string">
            <text:p text:style-name="P28"/>
          </table:table-cell>
        </table:table-row>
        <table:table-row>
          <table:table-cell table:style-name="Table1.A2" office:value-type="string">
            <text:p text:style-name="P27">Website</text:p>
          </table:table-cell>
          <table:table-cell table:style-name="Table1.B2" office:value-type="string">
            <text:p text:style-name="P28"><text:user-field-get text:name="py3o.data.company.website">data.company.website</text:user-field-get></text:p>
          </table:table-cell>
        </table:table-row>
        <table:table-row>
          <table:table-cell table:style-name="Table1.A2" office:value-type="string">
            <text:p text:style-name="Table_20_Contents">Phone</text:p>
          </table:table-cell>
          <table:table-cell table:style-name="Table1.B2" office:value-type="string">
            <text:p text:style-name="P28"><text:user-field-get text:name="py3o.data.company.phone">data.company.phone</text:user-field-get></text:p>
          </table:table-cell>
        </table:table-row>
        <table:table-row>
          <table:table-cell table:style-name="Table1.A2" office:value-type="string">
            <text:p text:style-name="Table_20_Contents">Email</text:p>
          </table:table-cell>
          <table:table-cell table:style-name="Table1.B2" office:value-type="string">
            <text:p text:style-name="P28"><text:user-field-get text:name="py3o.data.company.email">data.company.email</text:user-field-get></text:p>
          </table:table-cell>
        </table:table-row>
      </table:table>
      <text:p text:style-name="Text_20_body"/>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2494_334713074" text:style-name="Index_20_Link" text:visited-style-name="Index_20_Link">1.Commencement of employment<text:tab/>3</text:a></text:p>
          <text:p text:style-name="P21"><text:a xlink:type="simple" xlink:href="#__RefHeading__2496_334713074" text:style-name="Index_20_Link" text:visited-style-name="Index_20_Link">2.Job title<text:tab/>3</text:a></text:p>
          <text:p text:style-name="P21"><text:a xlink:type="simple" xlink:href="#__RefHeading__2498_334713074" text:style-name="Index_20_Link" text:visited-style-name="Index_20_Link">3.Place of work<text:tab/>3</text:a></text:p>
          <text:p text:style-name="P21"><text:a xlink:type="simple" xlink:href="#__RefHeading__2500_334713074" text:style-name="Index_20_Link" text:visited-style-name="Index_20_Link">4.Salary<text:tab/>3</text:a></text:p>
          <text:p text:style-name="P21"><text:a xlink:type="simple" xlink:href="#__RefHeading__2502_334713074" text:style-name="Index_20_Link" text:visited-style-name="Index_20_Link">5.Hours of work and rules<text:tab/>3</text:a></text:p>
          <text:p text:style-name="P21"><text:a xlink:type="simple" xlink:href="#__RefHeading__2504_334713074" text:style-name="Index_20_Link" text:visited-style-name="Index_20_Link">6.Holidays<text:tab/>4</text:a></text:p>
          <text:p text:style-name="P21"><text:a xlink:type="simple" xlink:href="#__RefHeading__2506_334713074" text:style-name="Index_20_Link" text:visited-style-name="Index_20_Link">7.Sickness absence<text:tab/>4</text:a></text:p>
          <text:p text:style-name="P21"><text:a xlink:type="simple" xlink:href="#__RefHeading__2508_334713074" text:style-name="Index_20_Link" text:visited-style-name="Index_20_Link">8.Termination and notice period<text:tab/>5</text:a></text:p>
          <text:p text:style-name="P21"><text:a xlink:type="simple" xlink:href="#__RefHeading__2510_334713074" text:style-name="Index_20_Link" text:visited-style-name="Index_20_Link">9.Disciplinary and grievance procedures<text:tab/>5</text:a></text:p>
          <text:p text:style-name="P21"><text:a xlink:type="simple" xlink:href="#__RefHeading__2512_334713074" text:style-name="Index_20_Link" text:visited-style-name="Index_20_Link">10.Pensions<text:tab/>5</text:a></text:p>
          <text:p text:style-name="P21"><text:a xlink:type="simple" xlink:href="#__RefHeading__2514_334713074" text:style-name="Index_20_Link" text:visited-style-name="Index_20_Link">11.Changes to your terms of employment<text:tab/>5</text:a></text:p>
          <text:p text:style-name="P21"><text:a xlink:type="simple" xlink:href="#__RefHeading__2516_334713074" text:style-name="Index_20_Link" text:visited-style-name="Index_20_Link">12.Confidential information<text:tab/>5</text:a></text:p>
          <text:p text:style-name="P21"><text:a xlink:type="simple" xlink:href="#__RefHeading__2518_334713074" text:style-name="Index_20_Link" text:visited-style-name="Index_20_Link">13.Intellectual property<text:tab/>6</text:a></text:p>
          <text:p text:style-name="P21"><text:a xlink:type="simple" xlink:href="#__RefHeading__2520_334713074" text:style-name="Index_20_Link" text:visited-style-name="Index_20_Link">14.Company property<text:tab/>6</text:a></text:p>
          <text:p text:style-name="P21"><text:a xlink:type="simple" xlink:href="#__RefHeading__2522_334713074" text:style-name="Index_20_Link" text:visited-style-name="Index_20_Link">15.Third party rights<text:tab/>6</text:a></text:p>
          <text:p text:style-name="P21"><text:a xlink:type="simple" xlink:href="#__RefHeading__2199_1264971977" text:style-name="Index_20_Link" text:visited-style-name="Index_20_Link">16.Signature page<text:tab/>7</text:a></text:p>
        </text:index-body>
      </text:table-of-content>
      <text:p text:style-name="P18">Key terms</text:p>
      <table:table table:name="Table2" table:style-name="Table2">
        <table:table-column table:style-name="Table2.A" table:number-columns-repeated="2"/>
        <table:table-row table:style-name="Table2.1">
          <table:table-cell table:style-name="Table2.A1" office:value-type="string">
            <text:p text:style-name="P8"><text:span text:style-name="T9">Employment </text:span>Commencement <text:span text:style-name="T4">D</text:span>ate</text:p>
          </table:table-cell>
          <table:table-cell table:style-name="Table2.B1" office:value-type="string">
            <text:p text:style-name="P9"/>
          </table:table-cell>
        </table:table-row>
        <table:table-row table:style-name="Table2.1">
          <table:table-cell table:style-name="Table2.A2" office:value-type="string">
            <text:p text:style-name="P10">Contract Commencement Date</text:p>
          </table:table-cell>
          <table:table-cell table:style-name="Table2.B2" office:value-type="string">
            <text:p text:style-name="P11"/>
          </table:table-cell>
        </table:table-row>
        <table:table-row table:style-name="Table2.1">
          <table:table-cell table:style-name="Table2.A2" office:value-type="string">
            <text:p text:style-name="P12">Role Description</text:p>
          </table:table-cell>
          <table:table-cell table:style-name="Table2.B2" office:value-type="string">
            <text:p text:style-name="P11"/>
          </table:table-cell>
        </table:table-row>
        <table:table-row table:style-name="Table2.1">
          <table:table-cell table:style-name="Table2.A2" office:value-type="string">
            <text:p text:style-name="P12">Manager</text:p>
          </table:table-cell>
          <table:table-cell table:style-name="Table2.B2" office:value-type="string">
            <text:p text:style-name="P11"/>
          </table:table-cell>
        </table:table-row>
        <table:table-row table:style-name="Table2.1">
          <table:table-cell table:style-name="Table2.A2" office:value-type="string">
            <text:p text:style-name="P12">Annual Salary</text:p>
          </table:table-cell>
          <table:table-cell table:style-name="Table2.B2" office:value-type="string">
            <text:p text:style-name="P11"/>
          </table:table-cell>
        </table:table-row>
        <text:soft-page-break/>
        <table:table-row table:style-name="Table2.1">
          <table:table-cell table:style-name="Table2.A2" office:value-type="string">
            <text:p text:style-name="P13">Working Days Per Week</text:p>
          </table:table-cell>
          <table:table-cell table:style-name="Table2.B2" office:value-type="string">
            <text:p text:style-name="P14"/>
          </table:table-cell>
        </table:table-row>
        <table:table-row table:style-name="Table2.1">
          <table:table-cell table:style-name="Table2.A2" office:value-type="string">
            <text:p text:style-name="P13">Holiday Days</text:p>
          </table:table-cell>
          <table:table-cell table:style-name="Table2.B2" office:value-type="string">
            <text:p text:style-name="P11"/>
          </table:table-cell>
        </table:table-row>
        <table:table-row table:style-name="Table2.1">
          <table:table-cell table:style-name="Table2.A2" office:value-type="string">
            <text:p text:style-name="P7">Probation Period</text:p>
          </table:table-cell>
          <table:table-cell table:style-name="Table2.B2" office:value-type="string">
            <text:p text:style-name="P11"/>
          </table:table-cell>
        </table:table-row>
        <table:table-row table:style-name="Table2.1">
          <table:table-cell table:style-name="Table2.A2" office:value-type="string">
            <text:p text:style-name="P15">Notice Period Following Probation</text:p>
          </table:table-cell>
          <table:table-cell table:style-name="Table2.B2" office:value-type="string">
            <text:p text:style-name="P11"/>
          </table:table-cell>
        </table:table-row>
      </table:table>
      <text:p text:style-name="P16"/>
      <text:h text:style-name="Heading_20_1" text:outline-level="1" text:restart-numbering="true" text:start-value="-1"><text:bookmark-start text:name="__RefHeading__2494_334713074"/>Commencement of employment<text:bookmark-end text:name="__RefHeading__2494_334713074"/></text:h>
      <text:h text:style-name="P30" text:outline-level="2">Your employer is <text:user-field-get text:name="py3o.data.company.name">data.company.name</text:user-field-get> (‘Company’ or ‘we’ in this document). Your employment with the <text:span text:style-name="T3">Company</text:span> commence<text:span text:style-name="T4">d on the Employment Commencement Date</text:span>. </text:h>
      <text:h text:style-name="P31" text:outline-level="2">This contract commences on the Contract Commencement Date and replaces all terms of all previous employment contracts between you and the Company. </text:h>
      <text:h text:style-name="P32" text:outline-level="2"><text:bookmark-start text:name="__RefNumPara__2533_334713074"/>The first <text:span text:style-name="T6">period</text:span> <text:span text:style-name="T3">of</text:span> your employment shall be a <text:span text:style-name="T6">P</text:span>robationary <text:span text:style-name="T6">P</text:span>eriod. <text:span text:style-name="T6">The duration of the Probation Period is set out above </text:span>and <text:span text:style-name="T6">during this period </text:span>your employment may be terminated at any time on one week's prior notice. <text:span text:style-name="T7">We may, at our discretion, extend this period for up to a further three months.</text:span> During this probationary period your performance and suitability for continued employment will be monitored. <text:bookmark-end text:name="__RefNumPara__2533_334713074"/></text:h>
      <text:h text:style-name="P25" text:outline-level="1"><text:bookmark-start text:name="__RefHeading__2496_334713074"/>Job title<text:bookmark-end text:name="__RefHeading__2496_334713074"/></text:h>
      <text:h text:style-name="P33" text:outline-level="2">You are employed <text:span text:style-name="T4">to carry out the role described in the Role Description or such alternative duties as we may reasonably require. </text:span></text:h>
      <text:h text:style-name="P33" text:outline-level="2"><text:span text:style-name="T4">You will </text:span>report to <text:span text:style-name="T4">your Manager, or such other person as we may determine</text:span>.</text:h>
      <text:h text:style-name="Numbering_20_2" text:outline-level="2">You warrant that you are entitled to work in the UK without any additional approvals and will notify the Company immediately if you cease to be so entitled at any time during your employment with the Company.</text:h>
      <text:h text:style-name="Heading_20_1" text:outline-level="1"><text:bookmark-start text:name="__RefHeading__2498_334713074"/>Place of work<text:bookmark-end text:name="__RefHeading__2498_334713074"/></text:h>
      <text:h text:style-name="Numbering_20_2" text:outline-level="2">Your normal place of work is <text:span text:style-name="T4">Willesden Junction</text:span> or such other place within London as we may reasonably determine.</text:h>
      <text:h text:style-name="Numbering_20_2" text:outline-level="2">You will not be required to work outside the UK during the term of your employment.</text:h>
      <text:h text:style-name="Heading_20_1" text:outline-level="1"><text:bookmark-start text:name="__RefHeading__2500_334713074"/>Salary<text:bookmark-end text:name="__RefHeading__2500_334713074"/></text:h>
      <text:h text:style-name="Numbering_20_2" text:outline-level="2">Your <text:span text:style-name="T5">Annual S</text:span>alary is <text:span text:style-name="T5">set out above</text:span> <text:span text:style-name="T5">and</text:span> shall be payable monthly in arrears on or about the last day of each month directly in to your bank or building society account. </text:h>
      <text:h text:style-name="Numbering_20_2" text:outline-level="2"><text:soft-page-break/>Your salary will be reviewed annually and may be increased from time to time at the Company's discretion without affecting the other terms of your employment. There is no obligation to award an increase. There will be no review of the salary after notice has been given by either party to terminate your employment.</text:h>
      <text:h text:style-name="Numbering_20_2" text:outline-level="2">We shall be entitled to deduct from your salary or other payments due to you any money which you may owe to the Company at any time.</text:h>
      <text:h text:style-name="Heading_20_1" text:outline-level="1"><text:bookmark-start text:name="__RefHeading__2502_334713074"/>Hours of work and rules<text:bookmark-end text:name="__RefHeading__2502_334713074"/></text:h>
      <text:h text:style-name="Numbering_20_2" text:outline-level="2">You will work <text:span text:style-name="T5">the number of Working Da</text:span>ys <text:span text:style-name="T5">P</text:span>er <text:span text:style-name="T5">W</text:span>eek <text:span text:style-name="T5">set out above, which shall be normal business days unless otherwise agreed by us.</text:span></text:h>
      <text:h text:style-name="Numbering_20_2" text:outline-level="2">A working day consists of 7.5 hours excluding breaks and we offer flexible working subject to the flexible working policy in place at the time. </text:h>
      <text:h text:style-name="Numbering_20_2" text:outline-level="2">You may be required to work such additional hours as may be necessary for the proper performance of your duties without extra remuneration.</text:h>
      <text:h text:style-name="Numbering_20_2" text:outline-level="2">You are required at all times to comply with our rules, policies and procedures in force from time to time.</text:h>
      <text:h text:style-name="Heading_20_1" text:outline-level="1"><text:bookmark-start text:name="__RefHeading__2504_334713074"/>Holidays<text:bookmark-end text:name="__RefHeading__2504_334713074"/></text:h>
      <text:h text:style-name="Numbering_20_2" text:outline-level="2"><text:span text:style-name="T5">Each holiday year y</text:span>ou are entitled to <text:span text:style-name="T5">take the number of Holiday Days set out above.</text:span> In addition you are entitled to take the usual public holidays in England and Wales. You will be paid your normal basic remuneration during such holidays. The Company's holiday year runs between 1 January and 31 December. If your employment starts or finishes part way through the holiday year, your holiday entitlement during that year shall be calculated on a pro-rata basis rounded up to the nearest half day.</text:h>
      <text:h text:style-name="Numbering_20_2" text:outline-level="2">You shall give at least four weeks' notice of any proposed holiday dates and these must be agreed by your manager in writing in advance. No more than two weeks’ holiday may be taken at any one time unless prior consent is obtained from your manager. We may require you to take holiday on specific days as notified to you.</text:h>
      <text:h text:style-name="Numbering_20_2" text:outline-level="2">You cannot carry <text:span text:style-name="T5">untaken holiday</text:span> entitlement forward from one holiday year to the following holiday year <text:span text:style-name="T5">except in accordance with our holiday policy in place at the time.</text:span></text:h>
      <text:h text:style-name="Numbering_20_2" text:outline-level="2">We shall not pay you in lieu of untaken holiday except on termination of employment. The amount of such payment in lieu shall be 1/260th of your full-time equivalent salary for each untaken day of your entitlement under clause a) for the holiday year in which termination takes place and any untaken days permitted to be carried forward from the preceding holiday year. However, if we have dismissed you or would be entitled to dismiss you under clause 8(b) or you have resigned without giving the required notice, such payment in lieu shall be limited to your statutory entitlement under the Working Time Regulations 1998, and any paid holidays (including paid public holidays) taken shall be deemed first to have been taken in satisfaction of that statutory entitlement. </text:h>
      <text:h text:style-name="Numbering_20_2" text:outline-level="2"><text:soft-page-break/>If you have taken more holiday than your accrued entitlement at the date your employment terminates, we shall be entitled to deduct from any payments due to you one day's pay calculated at 1/260th of your full-time equivalent salary for each excess day.</text:h>
      <text:h text:style-name="Numbering_20_2" text:outline-level="2">During any continuous period of absence due to incapacity of two weeks or more you shall not accrue holiday under this contract. Your entitlement under clause 6(a) for the holiday year in which such absence takes place shall be reduced pro rata but shall not fall below your entitlement under the Working Time Regulations 1998.</text:h>
      <text:h text:style-name="Heading_20_1" text:outline-level="1"><text:bookmark-start text:name="__RefHeading__2506_334713074"/>Sickness absence<text:bookmark-end text:name="__RefHeading__2506_334713074"/></text:h>
      <text:h text:style-name="Numbering_20_2" text:outline-level="2">If you are absent from work for any reason, you must notify your manager of the reason for your absence as soon as possible but no later than 9.30<text:span text:style-name="T10">am</text:span> on the first day of absence.</text:h>
      <text:h text:style-name="Numbering_20_2" text:outline-level="2">In all cases of absence, a <text:span text:style-name="T11">full explanation should be sent to your manager.</text:span> </text:h>
      <text:h text:style-name="Numbering_20_2" text:outline-level="2">You agree to consent to a medical examination (at our expense) by a doctor nominated by the Company should the Company so require. You agree that any report produced in connection with any such examination may be disclosed to the Company and the Company may discuss the contents of the report with the relevant doctor.</text:h>
      <text:h text:style-name="Numbering_20_2" text:outline-level="2">If you are absent from work we shall pay you Statutory Sick Pay (SSP) provided that you satisfy the relevant requirements. </text:h>
      <text:h text:style-name="P34" text:outline-level="2">We may pay you sick pay in addition to SSP but such payment is at our discretion in accordance with our policies in force at the time. </text:h>
      <text:h text:style-name="Heading_20_1" text:outline-level="1"><text:bookmark-start text:name="__RefHeading__2508_334713074"/>Termination and notice period<text:bookmark-end text:name="__RefHeading__2508_334713074"/></text:h>
      <text:h text:style-name="Numbering_20_2" text:outline-level="2">After successful completion of your probationary period as provided in clause <text:bookmark-ref text:reference-format="number" text:ref-name="__RefNumPara__2533_334713074">1.3</text:bookmark-ref>, and subject to clause <text:bookmark-ref text:reference-format="number" text:ref-name="__RefNumPara__2535_334713074">8.2</text:bookmark-ref>, the prior written notice required from you or the Company to terminate your employment shall be as follows:</text:h>
      <text:h text:style-name="P29" text:outline-level="3"><text:span text:style-name="T8">the Notice Period Following Probation set out above</text:span> until you have been continuously employed for four complete years; and</text:h>
      <text:h text:style-name="Numbering_20_3" text:outline-level="3">one additional week's notice for each completed year of continuous employment thereafter up to a maximum of 12 weeks' notice.</text:h>
      <text:h text:style-name="Numbering_20_2" text:outline-level="2"><text:bookmark-start text:name="__RefNumPara__2535_334713074"/>We shall be entitled to dismiss you at any time without notice or payment in lieu of notice if you commit a serious breach of your obligations as an employee, or if you cease to be entitled to work in the United Kingdom. <text:bookmark-end text:name="__RefNumPara__2535_334713074"/></text:h>
      <text:h text:style-name="Heading_20_1" text:outline-level="1"><text:bookmark-start text:name="__RefHeading__2510_334713074"/>Disciplinary and grievance procedures <text:bookmark-end text:name="__RefHeading__2510_334713074"/></text:h>
      <text:h text:style-name="Numbering_20_2" text:outline-level="2">Your attention is drawn to the disciplinary and grievance procedures applicable to your employment, which are available from your <text:span text:style-name="T5">M</text:span>anager. These procedures do not form part of your contract of employment.</text:h>
      <text:h text:style-name="Numbering_20_2" text:outline-level="2"><text:soft-page-break/>If you wish to appeal against a disciplinary decision you may apply in writing to your <text:span text:style-name="T5">M</text:span>anager in accordance with our disciplinary procedure.</text:h>
      <text:h text:style-name="Numbering_20_2" text:outline-level="2">We reserve the right to suspend you with pay for a period of no longer than 14 days for the purposes of investigating any allegation of misconduct or neglect against you.</text:h>
      <text:h text:style-name="Numbering_20_2" text:outline-level="2">If you wish to raise a grievance you may apply in writing to your manager in accordance with our grievance procedure.</text:h>
      <text:h text:style-name="Heading_20_1" text:outline-level="1"><text:bookmark-start text:name="__RefHeading__2512_334713074"/>Pensions<text:bookmark-end text:name="__RefHeading__2512_334713074"/></text:h>
      <text:p text:style-name="Text_20_body">There is no entitlement to pensions benefit in relation to your employment.</text:p>
      <text:h text:style-name="Heading_20_1" text:outline-level="1"><text:bookmark-start text:name="__RefHeading__2514_334713074"/>Changes to your terms of employment<text:bookmark-end text:name="__RefHeading__2514_334713074"/></text:h>
      <text:p text:style-name="Text_20_body">We reserve the right to make reasonable changes to any of your terms of employment. You will be notified in writing of any change as soon as possible and in any event within one month of the change.</text:p>
      <text:h text:style-name="Heading_20_1" text:outline-level="1"><text:bookmark-start text:name="__RefHeading__2516_334713074"/><text:bookmark text:name="a462925"/>Confidential information<text:bookmark-end text:name="__RefHeading__2516_334713074"/></text:h>
      <text:h text:style-name="Numbering_20_2" text:outline-level="2"><text:bookmark-start text:name="__RefNumPara__2545_334713074"/>You shall not use or disclose to any person either during or at any time after your employment with the Company any confidential information about the business or affairs of the Company or any of its business contacts, or about any other matters which may come to your knowledge in the course of your employment. For the purposes of this clause, confidential information means any information or matter which is not in the public domain and which relates to the affairs of the Company or any of its business contacts.<text:bookmark-end text:name="__RefNumPara__2545_334713074"/></text:h>
      <text:h text:style-name="Numbering_20_2" text:outline-level="2">The restriction in clause <text:bookmark-ref text:reference-format="number" text:ref-name="__RefNumPara__2545_334713074">12.1</text:bookmark-ref> does not apply to:</text:h>
      <text:h text:style-name="Numbering_20_3" text:outline-level="3">prevent you from making a protected disclosure within the meaning of section 43A of the Employment Rights Act 1996; or</text:h>
      <text:h text:style-name="Numbering_20_3" text:outline-level="3">use or disclosure that has been authorised by the Company, is required by law or by your employment.</text:h>
      <text:h text:style-name="Heading_20_1" text:outline-level="1"><text:bookmark-start text:name="__RefHeading__2518_334713074"/>Intellectual property<text:bookmark-end text:name="__RefHeading__2518_334713074"/></text:h>
      <text:h text:style-name="Numbering_20_2" text:outline-level="2"><text:span text:style-name="T4">I</text:span>n this clause, “Intellectual Property” means any patent, registered or unregistered trade mark or service mark, copyright, registered design or mark, any application for any of the foregoing, any right in respect of technical or commercial information and any other form of protection.</text:h>
      <text:h text:style-name="Numbering_20_2" text:outline-level="2">You agree that all Intellectual Property in all documents and material specifically produced by or on behalf of you in connection with or relating to your employment shall vest in and belong to the Company.</text:h>
      <text:h text:style-name="Numbering_20_2" text:outline-level="2"><text:span text:style-name="T4">Y</text:span>ou shall, at the request of the Company, take all such steps and execute all such assignments and other documents as we may reasonably require to ensure, <text:soft-page-break/>that all the Intellectual Property vests in and belongs to the Company and for the registration or protection of the Company’s rights in Intellectual Property. </text:h>
      <text:h text:style-name="Numbering_20_2" text:outline-level="2">Where relevant, you shall provide to the Company source code, original design files and all other similar documents or materials to allow the Company to modify, update or replicate work done by you within your employment.</text:h>
      <text:h text:style-name="Heading_20_1" text:outline-level="1"><text:bookmark-start text:name="__RefHeading__2520_334713074"/>Company property<text:bookmark-end text:name="__RefHeading__2520_334713074"/></text:h>
      <text:h text:style-name="Numbering_20_2" text:outline-level="2">All documents, manuals, hardware and software provided for your use by the Company, and any data or documents (including copies) produced, maintained or stored on the Company's computer systems or other electronic equipment (including mobile phones), remain the property of the Company. </text:h>
      <text:h text:style-name="Numbering_20_2" text:outline-level="2">Any Company property in your possession and any original or copy documents obtained by you in the course of your employment shall be returned to your Line Manager at any time on request and in any event prior to the termination of your employment with the Company.</text:h>
      <text:h text:style-name="Heading_20_1" text:outline-level="1"><text:bookmark-start text:name="__RefHeading__2522_334713074"/><text:span text:style-name="T4">T</text:span>hird party rights<text:bookmark-end text:name="__RefHeading__2522_334713074"/></text:h>
      <text:p text:style-name="Text_20_body">The Contracts (Rights of Third Parties) Act 1999 shall not apply to this agreement. No person other than you and the Company shall have any rights under this agreement and this agreement shall not be enforceable by any person other than you and the Company.</text:p>
      <text:p text:style-name="Text_20_body">Please indicate your acceptance of these terms by signing and returning to me the attached copy of this letter.</text:p>
      <text:p text:style-name="Text_20_body"/>
      <text:h text:style-name="Heading_20_1" text:outline-level="1"><text:bookmark-start text:name="__RefHeading__2199_1264971977"/>Signature page<text:bookmark-end text:name="__RefHeading__2199_1264971977"/></text:h>
      <text:p text:style-name="P26"><text:user-field-get text:name="py3o.data.company.name">data.company.name</text:user-field-ge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Table_20_Contents">Name</text:p>
          </table:table-cell>
          <table:table-cell table:style-name="Table14.A1" office:value-type="string">
            <text:p text:style-name="Table_20_Contents">Position</text:p>
          </table:table-cell>
          <table:table-cell table:style-name="Table14.A1" office:value-type="string">
            <text:p text:style-name="Table_20_Contents">Signature</text:p>
          </table:table-cell>
          <table:table-cell table:style-name="Table14.D1" office:value-type="string">
            <text:p text:style-name="Table_20_Contents">Date</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ext:p text:style-name="Table_20_Contents"/>
          </table:table-cell>
        </table:table-row>
      </table:table>
      <text:p text:style-name="P20">Employee</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Signature</text:p>
          </table:table-cell>
          <table:table-cell table:style-name="Table15.A1" office:value-type="string">
            <text:p text:style-name="Table_20_Contents">Date</text:p>
          </table:table-cell>
        </table:table-row>
        <table:table-row table:style-name="Table15.2">
          <table:table-cell table:style-name="Table15.A2" office:value-type="string">
            <text:p text:style-name="Table_20_Contents"/>
          </table:table-cell>
          <table:table-cell table:style-name="Table15.A2" office:value-type="string">
            <text:p text:style-name="Table_20_Contents"/>
          </table:table-cell>
          <table:table-cell table:style-name="Table15.C2" office:value-type="string">
            <text:p text:style-name="Table_20_Contents"/>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aleway" fo:font-family="Raleway"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1" fo:font-family="Raleway"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0cm" fo:margin-top="0cm" fo:margin-bottom="0.212cm" loext:contextual-spacing="false" fo:text-indent="0cm" style:auto-text-indent="false"/>
      <style:text-properties style:font-name="PT Sans" fo:font-family="'PT Sans'" style:font-style-name="Regular" style:font-family-generic="swiss" style:font-pitch="variable" fo:font-size="11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fo:padding="0.049cm" fo:border-left="none" fo:border-right="none" fo:border-top="none" fo:border-bottom="0.11pt solid #43475b" style:shadow="none"/>
      <style:text-properties fo:color="#43475b"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margin-left="1.101cm" fo:margin-right="0cm" fo:margin-top="0.22cm" fo:margin-bottom="0.21cm" loext:contextual-spacing="false" fo:text-align="start" style:justify-single-word="false" fo:text-indent="0cm" style:auto-text-indent="false" style:shadow="none"/>
      <style:text-properties fo:color="#999999" fo:font-size="16pt" fo:font-style="normal" fo:font-weight="600"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padding="0.049cm" fo:border-left="none" fo:border-right="none" fo:border-top="none" fo:border-bottom="0.79pt solid #e2528c" style:shadow="none"/>
      <style:text-properties fo:color="#e2528c" fo:font-size="13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6da2d7"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01cm" fo:margin-right="0cm" fo:text-indent="0cm" style:auto-text-indent="false"/>
      <style:text-properties fo:color="#6da2d7" fo:font-size="11pt" fo:font-weight="600"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indent="0cm" style:auto-text-indent="false" style:page-number="auto" text:number-lines="false" text:line-number="0"/>
      <style:text-propertie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5cm" fo:margin-bottom="0.15cm" loext:contextual-spacing="false" fo:text-indent="0cm" style:auto-text-indent="false" style:page-number="auto">
        <style:tab-stops>
          <style:tab-stop style:position="17cm" style:type="right" style:leader-style="dotted" style:leader-text="."/>
        </style:tab-stops>
      </style:paragraph-properties>
      <style:text-properties style:font-name="PT Sans" fo:font-family="'PT Sans'" style:font-style-name="Regular" style:font-family-generic="swiss" style:font-pitch="variable" fo:font-size="9pt" fo:font-weight="normal"/>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text-properties style:font-name="PT Sans" fo:font-family="'PT Sans'" style:font-style-name="Regular" style:font-family-generic="swiss" style:font-pitch="variable" fo:font-size="9pt"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6da2d7" style:font-name="Raleway2" fo:font-family="Raleway" style:font-style-name="SemiBold" style:font-family-generic="swiss" style:font-pitch="variable" fo:font-weight="600"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default-outline-level="2" style:class="list">
      <style:paragraph-properties fo:margin-left="1.101cm" fo:margin-right="0cm" fo:margin-top="0cm" fo:margin-bottom="0.212cm" loext:contextual-spacing="false" fo:text-indent="-1.101cm" style:auto-text-indent="false">
        <style:tab-stops/>
      </style:paragraph-properties>
    </style:style>
    <style:style style:name="Numbering_20_3" style:display-name="Numbering 3" style:family="paragraph" style:parent-style-name="List" style:default-outline-level="3" style:class="list">
      <style:paragraph-properties fo:margin-left="2.2cm" fo:margin-right="0cm" fo:margin-top="0cm" fo:margin-bottom="0.212cm" loext:contextual-spacing="false" fo:text-indent="-1.101cm" style:auto-text-indent="false">
        <style:tab-stops/>
      </style:paragraph-properties>
    </style:style>
    <style:style style:name="Internet_20_link" style:display-name="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INS" style:family="text"/>
    <style:style style:name="Visited_20_Internet_20_Link" style:display-name="Visited 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101cm" fo:text-indent="-1.101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01cm" fo:text-indent="-1.101cm" fo:margin-left="1.101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color="#43475b" style:font-name="Calibri Light" fo:font-size="7pt" style:font-size-asian="7pt" style:font-size-complex="7pt"/>
    </style:style>
    <style:style style:name="MP2" style:family="paragraph" style:parent-style-name="Text_20_body">
      <style:paragraph-properties fo:text-align="end" style:justify-single-word="false"/>
      <style:text-properties fo:color="#43475b" style:font-name="Raleway" fo:font-size="6pt"/>
    </style:style>
    <style:style style:name="MP3"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MT1" style:family="text">
      <style:text-properties officeooo:rsid="0053c99f"/>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order-top="none" fo:border-bottom="0.06pt solid #dee0ea" fo:border-left="none" fo:border-right="none" fo:padding="0.25cm" style:shadow="none" style:dynamic-spacing="false"/>
      </style:header-style>
      <style:footer-style>
        <style:header-footer-properties fo:min-height="0.4cm" fo:margin-left="0cm" fo:margin-right="0cm" fo:margin-top="0.3cm" fo:border-top="0.06pt solid #dee0ea" fo:border-bottom="none" fo:border-left="none" fo:border-right="none" fo:padding="0.25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ww.<text:span text:style-name="MT1">business-beginnings.org</text:span><text:line-break/><text:span text:style-name="MT1">Your phone number</text:span></text:p>
        <text:p text:style-name="MP2"/>
      </style:header>
      <style:footer>
        <text:p text:style-name="MP3"><text:file-name text:display="name">employment_contract_template</text:file-name></text:p>
        <text:p text:style-name="MP3">Page <text:page-number style:num-format="1" text:select-page="current">7</text:page-number>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1:09:50.381553000</meta:creation-date>
    <dc:title>Business Beginnings Contract - www.business-beginnings.org</dc:title>
    <meta:editing-duration>PT2H33M58S</meta:editing-duration>
    <meta:editing-cycles>15</meta:editing-cycles>
    <meta:generator>LibreOffice/4.4.6.3$Linux_X86_64 LibreOffice_project/40m0$Build-3</meta:generator>
    <dc:description>Find busines tips and more templates on www.business-beginnings.org</dc:description>
    <dc:date>2016-07-12T07:13:49.651173221</dc:date>
    <meta:document-statistic meta:table-count="4" meta:image-count="0" meta:object-count="0" meta:page-count="7" meta:paragraph-count="116" meta:word-count="1920" meta:character-count="11312" meta:non-whitespace-character-count="9551"/>
    <meta:template xlink:type="simple" xlink:actuate="onRequest" xlink:title="White Fuse v5" xlink:href="../../Google%20Drive/AppData/Roaming/LibreOffice/4/user/template/White%20Fuse%20v5.ott" meta:date="2013-08-14T16:28:02.109000000"/>
  </office:meta>
</office:document-meta>
</file>